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2" style:family="graphic" style:parent-style-name="standard">
      <style:graphic-properties draw:stroke="solid" svg:stroke-width="0.019cm" svg:stroke-color="#000000" draw:stroke-linejoin="miter" draw:fill="none" draw:fill-color="#e6e6e6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19cm" svg:stroke-color="#000000" draw:stroke-linejoin="miter" draw:fill="none" draw:fill-color="#219cde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19cm" svg:stroke-color="#000000" draw:stroke-linejoin="miter" draw:fill="none" draw:fill-color="#9ae4dd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7" style:family="graphic" style:parent-style-name="standard">
      <style:graphic-properties draw:stroke="solid" svg:stroke-width="0.019cm" svg:stroke-color="#000000" draw:stroke-linejoin="miter" draw:fill="none" draw:fill-color="#00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8" style:family="graphic" style:parent-style-name="standard">
      <style:graphic-properties draw:stroke="solid" svg:stroke-width="0.019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9" style:family="graphic" style:parent-style-name="standard">
      <style:graphic-properties draw:stroke="solid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0" style:family="graphic" style:parent-style-name="standard">
      <style:graphic-properties draw:stroke="dash" draw:stroke-dash="Dash_20_2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style:writing-mode="lr-tb"/>
      <style:text-properties fo:font-size="12pt"/>
    </style:style>
    <style:style style:name="P3" style:family="paragraph">
      <style:paragraph-properties fo:line-height="150%" fo:text-align="center"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font-size="14pt" style:font-size-asian="14pt" style:font-size-complex="14pt"/>
    </style:style>
    <style:style style:name="P5" style:family="paragraph">
      <style:paragraph-properties style:writing-mode="lr-tb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T1" style:family="text">
      <style:text-properties fo:color="#000000" fo:font-family="Arial" style:font-family-generic="swiss" style:font-pitch="variable" fo:font-size="18pt" fo:language="en" fo:country="US" fo:font-weight="bold" style:font-family-asian="'Times New Roman'" style:font-family-generic-asian="roman" style:font-pitch-asian="variable" style:font-size-asian="18pt" style:font-weight-asian="bold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T2" style:family="text">
      <style:text-properties fo:color="#000000" fo:font-family="Arial" style:font-family-generic="swiss" style:font-pitch="variable" fo:font-size="14pt" fo:language="en" fo:country="US" style:font-family-asian="'Times New Roman'" style:font-family-generic-asian="roman" style:font-pitch-asian="variable" style:font-size-asian="14pt" style:font-family-complex="Arial" style:font-family-generic-complex="swiss" style:font-pitch-complex="variable" style:font-size-complex="14pt" style:language-complex="ar" style:country-complex="SA"/>
    </style:style>
    <style:style style:name="T3" style:family="text">
      <style:text-properties fo:color="#000000" fo:font-family="Arial" style:font-family-generic="swiss" style:font-pitch="variable" fo:language="en" fo:country="US" style:font-family-asian="'Times New Roman'" style:font-family-generic-asian="roman" style:font-pitch-asian="variable" style:font-family-complex="Arial" style:font-family-generic-complex="swiss" style:font-pitch-complex="variable" style:language-complex="ar" style:country-complex="SA"/>
    </style:style>
    <style:style style:name="T4" style:family="text">
      <style:text-properties fo:color="#000000" fo:font-family="Arial" style:font-family-generic="swiss" style:font-pitch="variable" fo:font-size="14pt" fo:language="en" fo:country="US" style:font-family-asian="'Times New Roman'" style:font-family-generic-asian="roman" style:font-pitch-asian="variable" style:font-size-asian="14pt" style:font-family-complex="Arial" style:font-family-generic-complex="swiss" style:font-pitch-complex="variable" style:font-size-complex="14pt" style:language-complex="ar" style:country-complex="S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5.046cm" svg:height="9.987cm" svg:x="3.454cm" svg:y="5cm">
            <text:p/>
          </draw:rect>
          <draw:custom-shape draw:style-name="gr2" draw:text-style-name="P2" xml:id="id17" draw:id="id17" draw:layer="layout" svg:width="4.609cm" svg:height="1.054cm" svg:x="13.891cm" svg:y="5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92cm" svg:height="0.749cm" svg:x="13.974cm" svg:y="5.751cm">
            <draw:text-box>
              <text:p text:style-name="P3"><text:span text:style-name="T1">Root</text:span></text:p>
            </draw:text-box>
          </draw:frame>
          <draw:custom-shape draw:style-name="gr4" draw:text-style-name="P2" draw:layer="layout" svg:width="2.485cm" svg:height="0.941cm" svg:x="8.218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938cm" svg:height="0.556cm" svg:x="9.101cm" svg:y="8.383cm">
            <draw:text-box>
              <text:p text:style-name="P4"><text:span text:style-name="T2">BP1</text:span></text:p>
            </draw:text-box>
          </draw:frame>
          <draw:custom-shape draw:style-name="gr4" draw:text-style-name="P2" draw:layer="layout" svg:width="2.481cm" svg:height="0.941cm" svg:x="14.924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938cm" svg:height="0.556cm" svg:x="15.801cm" svg:y="8.383cm">
            <draw:text-box>
              <text:p text:style-name="P4"><text:span text:style-name="T2">BP2</text:span></text:p>
            </draw:text-box>
          </draw:frame>
          <draw:custom-shape draw:style-name="gr4" draw:text-style-name="P2" draw:layer="layout" svg:width="2.484cm" svg:height="0.941cm" svg:x="21.574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938cm" svg:height="0.556cm" svg:x="22.454cm" svg:y="8.383cm">
            <draw:text-box draw:corner-radius="0.087cm">
              <text:p text:style-name="P4"><text:span text:style-name="T2">BP3</text:span></text:p>
            </draw:text-box>
          </draw:frame>
          <draw:custom-shape draw:style-name="gr6" draw:text-style-name="P2" draw:layer="layout" svg:width="1.908cm" svg:height="0.837cm" svg:x="5.875cm" svg:y="10.5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175cm" svg:height="0.556cm" svg:x="6.378cm" svg:y="10.704cm">
            <draw:text-box>
              <text:p text:style-name="P4"><text:span text:style-name="T2">BP11</text:span></text:p>
            </draw:text-box>
          </draw:frame>
          <draw:custom-shape draw:style-name="gr7" draw:text-style-name="P2" draw:layer="layout" svg:width="1.785cm" svg:height="0.941cm" svg:x="4.496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412cm" svg:height="0.556cm" svg:x="4.687cm" svg:y="12.654cm">
            <draw:text-box>
              <text:p text:style-name="P4"><text:span text:style-name="T2">BP111</text:span></text:p>
            </draw:text-box>
          </draw:frame>
          <draw:custom-shape draw:style-name="gr7" draw:text-style-name="P2" draw:layer="layout" svg:width="2.018cm" svg:height="0.941cm" svg:x="7.088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45cm" svg:height="0.556cm" svg:x="7.472cm" svg:y="12.607cm">
            <draw:text-box>
              <text:p text:style-name="P4"><text:span text:style-name="T2">BP112</text:span></text:p>
            </draw:text-box>
          </draw:frame>
          <draw:custom-shape draw:style-name="gr8" draw:text-style-name="P2" draw:layer="layout" svg:width="3.079cm" svg:height="0.474cm" svg:x="5.192cm" svg:y="11.909cm">
            <text:p/>
            <draw:enhanced-geometry svg:viewBox="0 0 1372 307" draw:mirror-horizontal="false" draw:mirror-vertical="false" draw:type="non-primitive" draw:enhanced-path="M 1372 307 L 1372 0 0 0 0 307 N"/>
          </draw:custom-shape>
          <draw:line draw:style-name="gr9" draw:text-style-name="P1" draw:layer="layout" svg:x1="6.782cm" svg:y1="11.441cm" svg:x2="6.782cm" svg:y2="11.911cm">
            <text:p/>
          </draw:line>
          <draw:custom-shape draw:style-name="gr6" draw:text-style-name="P2" draw:layer="layout" svg:width="2.195cm" svg:height="0.941cm" svg:x="10.951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213cm" svg:height="0.556cm" svg:x="11.359cm" svg:y="10.729cm">
            <draw:text-box>
              <text:p text:style-name="P4"><text:span text:style-name="T2">BP12</text:span></text:p>
            </draw:text-box>
          </draw:frame>
          <draw:custom-shape draw:style-name="gr7" draw:text-style-name="P2" draw:layer="layout" svg:width="1.667cm" svg:height="0.941cm" svg:x="9.459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488cm" svg:height="0.556cm" svg:x="9.604cm" svg:y="12.607cm">
            <draw:text-box>
              <text:p text:style-name="P4"><text:span text:style-name="T2">BP121</text:span></text:p>
            </draw:text-box>
          </draw:frame>
          <draw:custom-shape draw:style-name="gr7" draw:text-style-name="P2" draw:layer="layout" svg:width="1.919cm" svg:height="0.941cm" svg:x="12.44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488cm" svg:height="0.556cm" svg:x="12.589cm" svg:y="12.654cm">
            <draw:text-box>
              <text:p text:style-name="P4"><text:span text:style-name="T2">BP122</text:span></text:p>
            </draw:text-box>
          </draw:frame>
          <draw:custom-shape draw:style-name="gr8" draw:text-style-name="P2" draw:layer="layout" svg:width="3.075cm" svg:height="0.474cm" svg:x="10.158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11.746cm" svg:y1="11.441cm" svg:x2="11.746cm" svg:y2="11.911cm">
            <text:p/>
          </draw:line>
          <draw:custom-shape draw:style-name="gr6" draw:text-style-name="P2" draw:layer="layout" svg:width="1.833cm" svg:height="0.941cm" svg:x="19.392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1.297cm" svg:height="0.589cm" svg:x="19.761cm" svg:y="10.729cm">
            <draw:text-box>
              <text:p text:style-name="P5"><text:span text:style-name="T3">BP31</text:span></text:p>
            </draw:text-box>
          </draw:frame>
          <draw:custom-shape draw:style-name="gr7" draw:text-style-name="P2" draw:layer="layout" svg:width="2.113cm" svg:height="0.941cm" svg:x="17.902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488cm" svg:height="0.556cm" svg:x="18.116cm" svg:y="12.654cm">
            <draw:text-box>
              <text:p text:style-name="P4"><text:span text:style-name="T2">BP313</text:span></text:p>
            </draw:text-box>
          </draw:frame>
          <draw:custom-shape draw:style-name="gr7" draw:text-style-name="P2" draw:layer="layout" svg:width="2.019cm" svg:height="0.941cm" svg:x="20.418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488cm" svg:height="0.556cm" svg:x="20.633cm" svg:y="12.641cm">
            <draw:text-box>
              <text:p text:style-name="P4"><text:span text:style-name="T2">BP312</text:span></text:p>
            </draw:text-box>
          </draw:frame>
          <draw:custom-shape draw:style-name="gr8" draw:text-style-name="P2" draw:layer="layout" svg:width="3.077cm" svg:height="0.474cm" svg:x="18.596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0.186cm" svg:y1="11.441cm" svg:x2="20.186cm" svg:y2="11.911cm">
            <text:p/>
          </draw:line>
          <draw:custom-shape draw:style-name="gr6" draw:text-style-name="P2" draw:layer="layout" svg:width="2.122cm" svg:height="0.941cm" svg:x="24.355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1.297cm" svg:height="0.589cm" svg:x="24.718cm" svg:y="10.729cm">
            <draw:text-box>
              <text:p text:style-name="P5"><text:span text:style-name="T3">BP32</text:span></text:p>
            </draw:text-box>
          </draw:frame>
          <draw:custom-shape draw:style-name="gr7" draw:text-style-name="P2" draw:layer="layout" svg:width="1.996cm" svg:height="0.941cm" svg:x="22.863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488cm" svg:height="0.556cm" svg:x="23.02cm" svg:y="12.654cm">
            <draw:text-box>
              <text:p text:style-name="P4"><text:span text:style-name="T2">BP321</text:span></text:p>
            </draw:text-box>
          </draw:frame>
          <draw:custom-shape draw:style-name="gr7" draw:text-style-name="P2" draw:layer="layout" svg:width="1.845cm" svg:height="0.941cm" svg:x="25.845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488cm" svg:height="0.556cm" svg:x="25.998cm" svg:y="12.654cm">
            <draw:text-box>
              <text:p text:style-name="P4"><text:span text:style-name="T2">BP322</text:span></text:p>
            </draw:text-box>
          </draw:frame>
          <draw:custom-shape draw:style-name="gr8" draw:text-style-name="P2" draw:layer="layout" svg:width="3.076cm" svg:height="0.474cm" svg:x="23.562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5.152cm" svg:y1="11.441cm" svg:x2="25.152cm" svg:y2="11.911cm">
            <text:p/>
          </draw:line>
          <draw:line draw:style-name="gr9" draw:text-style-name="P1" draw:layer="layout" svg:x1="6.684cm" svg:y1="10.56cm" svg:x2="6.684cm" svg:y2="9.56cm">
            <text:p/>
          </draw:line>
          <draw:custom-shape draw:style-name="gr8" draw:text-style-name="P2" draw:layer="layout" svg:width="5.065cm" svg:height="0.94cm" svg:x="6.681cm" svg:y="9.56cm">
            <text:p/>
            <draw:enhanced-geometry svg:viewBox="0 0 2257 608" draw:mirror-horizontal="false" draw:mirror-vertical="false" draw:type="non-primitive" draw:enhanced-path="M 0 0 L 2257 0 2257 608 N"/>
          </draw:custom-shape>
          <draw:line draw:style-name="gr9" draw:text-style-name="P1" draw:layer="layout" svg:x1="9.459cm" svg:y1="9.09cm" svg:x2="9.459cm" svg:y2="9.56cm">
            <text:p/>
          </draw:line>
          <draw:custom-shape draw:style-name="gr8" draw:text-style-name="P2" draw:layer="layout" svg:width="4.962cm" svg:height="0.94cm" svg:x="20.187cm" svg:y="9.56cm">
            <text:p/>
            <draw:enhanced-geometry svg:viewBox="0 0 2212 608" draw:mirror-horizontal="false" draw:mirror-vertical="false" draw:type="non-primitive" draw:enhanced-path="M 0 608 L 0 0 2212 0 2212 608 N"/>
          </draw:custom-shape>
          <draw:line draw:style-name="gr9" draw:text-style-name="P1" draw:layer="layout" svg:x1="22.863cm" svg:y1="9.09cm" svg:x2="22.863cm" svg:y2="9.56cm">
            <text:p/>
          </draw:line>
          <draw:custom-shape draw:style-name="gr8" draw:text-style-name="P2" draw:layer="layout" svg:width="13.405cm" svg:height="0.474cm" svg:x="9.459cm" svg:y="7.679cm">
            <text:p/>
            <draw:enhanced-geometry svg:viewBox="0 0 5973 306" draw:mirror-horizontal="false" draw:mirror-vertical="false" draw:type="non-primitive" draw:enhanced-path="M 5973 306 L 5973 0 0 0 0 306 N"/>
          </draw:custom-shape>
          <draw:line draw:style-name="gr9" draw:text-style-name="P1" xml:id="id16" draw:id="id16" draw:layer="layout" svg:x1="16.214cm" svg:y1="7.679cm" svg:x2="16.214cm" svg:y2="8.151cm">
            <text:p/>
          </draw:line>
          <draw:custom-shape draw:style-name="gr7" draw:text-style-name="P2" draw:layer="layout" svg:width="1.188cm" svg:height="0.657cm" svg:x="5.88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xml:id="id13" draw:id="id13" draw:layer="layout" svg:width="0.662cm" svg:height="0.556cm" svg:x="6.242cm" svg:y="14.351cm">
            <draw:text-box>
              <text:p text:style-name="P4"><text:span text:style-name="T2">AP</text:span></text:p>
            </draw:text-box>
          </draw:frame>
          <draw:custom-shape draw:style-name="gr7" draw:text-style-name="P2" xml:id="id10" draw:id="id10" draw:layer="layout" svg:width="1.192cm" svg:height="0.657cm" svg:x="3.5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717cm" svg:height="0.556cm" svg:x="3.817cm" svg:y="14.251cm">
            <draw:text-box>
              <text:p text:style-name="P4"><text:span text:style-name="T2">OS</text:span></text:p>
            </draw:text-box>
          </draw:frame>
          <draw:custom-shape draw:style-name="gr8" draw:text-style-name="P2" draw:layer="layout" svg:width="2.286cm" svg:height="0.47cm" svg:x="4.197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5.289cm" svg:y1="13.324cm" svg:x2="5.289cm" svg:y2="13.794cm">
            <text:p/>
          </draw:line>
          <draw:custom-shape draw:style-name="gr7" draw:text-style-name="P2" xml:id="id1" draw:id="id1" draw:layer="layout" svg:width="1.189cm" svg:height="0.657cm" svg:x="14.02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662cm" svg:height="0.556cm" svg:x="14.366cm" svg:y="14.295cm">
            <draw:text-box>
              <text:p text:style-name="P4"><text:span text:style-name="T2">AP</text:span></text:p>
            </draw:text-box>
          </draw:frame>
          <draw:custom-shape draw:style-name="gr7" draw:text-style-name="P2" draw:layer="layout" svg:width="1.189cm" svg:height="0.657cm" svg:x="11.746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717cm" svg:height="0.556cm" svg:x="12.057cm" svg:y="14.395cm">
            <draw:text-box>
              <text:p text:style-name="P4"><text:span text:style-name="T2">OS</text:span></text:p>
            </draw:text-box>
          </draw:frame>
          <draw:custom-shape draw:style-name="gr8" draw:text-style-name="P2" draw:layer="layout" svg:width="2.288cm" svg:height="0.47cm" svg:x="12.337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13.431cm" svg:y1="13.324cm" svg:x2="13.431cm" svg:y2="13.794cm">
            <text:p/>
          </draw:line>
          <draw:custom-shape draw:style-name="gr7" draw:text-style-name="P2" draw:layer="layout" svg:width="1.193cm" svg:height="0.657cm" svg:x="19.19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662cm" svg:height="0.556cm" svg:x="19.527cm" svg:y="14.251cm">
            <draw:text-box>
              <text:p text:style-name="P4"><text:span text:style-name="T2">AP</text:span></text:p>
            </draw:text-box>
          </draw:frame>
          <draw:custom-shape draw:style-name="gr7" draw:text-style-name="P2" xml:id="id4" draw:id="id4" draw:layer="layout" svg:width="1.188cm" svg:height="0.657cm" svg:x="16.90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717cm" svg:height="0.556cm" svg:x="17.222cm" svg:y="14.251cm">
            <draw:text-box>
              <text:p text:style-name="P4"><text:span text:style-name="T2">OS</text:span></text:p>
            </draw:text-box>
          </draw:frame>
          <draw:custom-shape draw:style-name="gr8" draw:text-style-name="P2" draw:layer="layout" svg:width="2.282cm" svg:height="0.47cm" svg:x="17.506cm" svg:y="13.793cm">
            <text:p/>
            <draw:enhanced-geometry svg:viewBox="0 0 1017 304" draw:mirror-horizontal="false" draw:mirror-vertical="false" draw:type="non-primitive" draw:enhanced-path="M 0 304 L 0 0 1017 0 1017 304 N"/>
          </draw:custom-shape>
          <draw:line draw:style-name="gr10" draw:text-style-name="P1" draw:layer="layout" svg:x1="18.596cm" svg:y1="13.324cm" svg:x2="18.596cm" svg:y2="13.794cm">
            <text:p/>
          </draw:line>
          <draw:custom-shape draw:style-name="gr7" draw:text-style-name="P2" draw:layer="layout" svg:width="1.194cm" svg:height="0.657cm" svg:x="27.133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662cm" svg:height="0.556cm" svg:x="27.472cm" svg:y="14.351cm">
            <draw:text-box>
              <text:p text:style-name="P4"><text:span text:style-name="T2">AP</text:span></text:p>
            </draw:text-box>
          </draw:frame>
          <draw:custom-shape draw:style-name="gr7" draw:text-style-name="P2" draw:layer="layout" svg:width="1.189cm" svg:height="0.657cm" svg:x="24.853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xml:id="id7" draw:id="id7" draw:layer="layout" svg:width="0.717cm" svg:height="0.556cm" svg:x="25.259cm" svg:y="14.351cm">
            <draw:text-box>
              <text:p text:style-name="P4"><text:span text:style-name="T2">OS</text:span></text:p>
            </draw:text-box>
          </draw:frame>
          <draw:custom-shape draw:style-name="gr8" draw:text-style-name="P2" draw:layer="layout" svg:width="2.289cm" svg:height="0.47cm" svg:x="25.444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26.538cm" svg:y1="13.324cm" svg:x2="26.538cm" svg:y2="13.794cm">
            <text:p/>
          </draw:line>
          <draw:custom-shape draw:style-name="gr7" draw:text-style-name="P2" xml:id="id11" draw:id="id11" draw:layer="layout" svg:width="1.192cm" svg:height="0.656cm" svg:x="1.5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777cm" svg:height="0.556cm" svg:x="1.738cm" svg:y="16.193cm">
            <draw:text-box>
              <text:p text:style-name="P4"><text:span text:style-name="T3">chk</text:span></text:p>
            </draw:text-box>
          </draw:frame>
          <draw:custom-shape draw:style-name="gr7" draw:text-style-name="P2" xml:id="id12" draw:id="id12" draw:layer="layout" svg:width="1.19cm" svg:height="0.656cm" svg:x="3.614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777cm" svg:height="0.556cm" svg:x="3.85cm" svg:y="16.193cm">
            <draw:text-box>
              <text:p text:style-name="P4"><text:span text:style-name="T2">chk</text:span></text:p>
            </draw:text-box>
          </draw:frame>
          <draw:frame draw:style-name="gr3" draw:text-style-name="P4" draw:layer="layout" svg:width="0.849cm" svg:height="0.708cm" svg:x="2.971cm" svg:y="16.149cm">
            <draw:text-box>
              <text:p text:style-name="P4"><text:span text:style-name="T2">...</text:span></text:p>
            </draw:text-box>
          </draw:frame>
          <draw:custom-shape draw:style-name="gr7" draw:text-style-name="P2" xml:id="id14" draw:id="id14" draw:layer="layout" svg:width="1.19cm" svg:height="0.656cm" svg:x="5.163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777cm" svg:height="0.556cm" svg:x="5.4cm" svg:y="16.193cm">
            <draw:text-box>
              <text:p text:style-name="P4"><text:span text:style-name="T2">chk</text:span></text:p>
            </draw:text-box>
          </draw:frame>
          <draw:custom-shape draw:style-name="gr7" draw:text-style-name="P2" xml:id="id15" draw:id="id15" draw:layer="layout" svg:width="1.192cm" svg:height="0.656cm" svg:x="7.416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777cm" svg:height="0.556cm" svg:x="7.653cm" svg:y="16.193cm">
            <draw:text-box>
              <text:p text:style-name="P4"><text:span text:style-name="T2">chk</text:span></text:p>
            </draw:text-box>
          </draw:frame>
          <draw:frame draw:style-name="gr3" draw:text-style-name="P4" draw:layer="layout" svg:width="0.849cm" svg:height="0.708cm" svg:x="6.774cm" svg:y="16.149cm">
            <draw:text-box>
              <text:p text:style-name="P4"><text:span text:style-name="T2">...</text:span></text:p>
            </draw:text-box>
          </draw:frame>
          <draw:custom-shape draw:style-name="gr7" draw:text-style-name="P2" xml:id="id2" draw:id="id2" draw:layer="layout" svg:width="1.193cm" svg:height="0.656cm" svg:x="12.985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777cm" svg:height="0.556cm" svg:x="13.223cm" svg:y="16.176cm">
            <draw:text-box>
              <text:p text:style-name="P4"><text:span text:style-name="T4">chk</text:span></text:p>
            </draw:text-box>
          </draw:frame>
          <draw:custom-shape draw:style-name="gr7" draw:text-style-name="P2" xml:id="id3" draw:id="id3" draw:layer="layout" svg:width="1.192cm" svg:height="0.656cm" svg:x="15.098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0.99cm" svg:height="0.707cm" svg:x="15.3cm" svg:y="16.176cm">
            <draw:text-box>
              <text:p text:style-name="P4"><text:span text:style-name="T4">chk</text:span></text:p>
            </draw:text-box>
          </draw:frame>
          <draw:frame draw:style-name="gr3" draw:text-style-name="P4" draw:layer="layout" svg:width="0.848cm" svg:height="0.708cm" svg:x="14.598cm" svg:y="16.132cm">
            <draw:text-box>
              <text:p text:style-name="P4"><text:span text:style-name="T2">...</text:span></text:p>
            </draw:text-box>
          </draw:frame>
          <draw:custom-shape draw:style-name="gr7" draw:text-style-name="P2" draw:layer="layout" svg:width="1.191cm" svg:height="0.656cm" svg:x="16.572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xml:id="id5" draw:id="id5" draw:layer="layout" svg:width="0.849cm" svg:height="0.707cm" svg:x="16.674cm" svg:y="16.193cm">
            <draw:text-box>
              <text:p text:style-name="P4"><text:span text:style-name="T4">chk</text:span></text:p>
            </draw:text-box>
          </draw:frame>
          <draw:custom-shape draw:style-name="gr7" draw:text-style-name="P2" xml:id="id6" draw:id="id6" draw:layer="layout" svg:width="1.191cm" svg:height="0.656cm" svg:x="18.544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777cm" svg:height="0.556cm" svg:x="18.782cm" svg:y="16.193cm">
            <draw:text-box>
              <text:p text:style-name="P4"><text:span text:style-name="T4">chk</text:span></text:p>
            </draw:text-box>
          </draw:frame>
          <draw:frame draw:style-name="gr3" draw:text-style-name="P4" draw:layer="layout" svg:width="0.849cm" svg:height="0.708cm" svg:x="17.902cm" svg:y="16.149cm">
            <draw:text-box>
              <text:p text:style-name="P4"><text:span text:style-name="T2">...</text:span></text:p>
            </draw:text-box>
          </draw:frame>
          <draw:custom-shape draw:style-name="gr7" draw:text-style-name="P2" xml:id="id8" draw:id="id8" draw:layer="layout" svg:width="1.192cm" svg:height="0.656cm" svg:x="24.113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5cm" svg:height="0.707cm" svg:x="24.314cm" svg:y="16.176cm">
            <draw:text-box>
              <text:p text:style-name="P4"><text:span text:style-name="T4">chk</text:span></text:p>
            </draw:text-box>
          </draw:frame>
          <draw:custom-shape draw:style-name="gr7" draw:text-style-name="P2" xml:id="id9" draw:id="id9" draw:layer="layout" svg:width="1.191cm" svg:height="0.656cm" svg:x="26.368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777cm" svg:height="0.556cm" svg:x="26.675cm" svg:y="16.176cm">
            <draw:text-box>
              <text:p text:style-name="P4"><text:span text:style-name="T4">chk</text:span></text:p>
            </draw:text-box>
          </draw:frame>
          <draw:frame draw:style-name="gr3" draw:text-style-name="P4" draw:layer="layout" svg:width="0.775cm" svg:height="0.708cm" svg:x="25.725cm" svg:y="16.132cm">
            <draw:text-box draw:corner-radius="0.275cm">
              <text:p text:style-name="P4"><text:span text:style-name="T2">...</text:span></text:p>
            </draw:text-box>
          </draw:frame>
          <draw:connector draw:style-name="gr11" draw:text-style-name="P6" draw:layer="layout" draw:type="line" svg:x1="14.622cm" svg:y1="14.92cm" svg:x2="13.581cm" svg:y2="16.144cm" draw:start-shape="id1" draw:start-glue-point="2" draw:end-shape="id2" draw:end-glue-point="0" svg:d="m14622 14920-1041 1224">
            <text:p/>
          </draw:connector>
          <draw:connector draw:style-name="gr11" draw:text-style-name="P6" draw:layer="layout" draw:type="line" svg:x1="14.622cm" svg:y1="14.92cm" svg:x2="15.694cm" svg:y2="16.144cm" draw:start-shape="id1" draw:start-glue-point="2" draw:end-shape="id3" draw:end-glue-point="0" svg:d="m14622 14920 1072 1224">
            <text:p/>
          </draw:connector>
          <draw:connector draw:style-name="gr11" draw:text-style-name="P6" draw:layer="layout" draw:type="line" svg:x1="17.502cm" svg:y1="14.92cm" svg:x2="17.098cm" svg:y2="16.193cm" draw:start-shape="id4" draw:start-glue-point="2" draw:end-shape="id5" draw:end-glue-point="0" svg:d="m17502 14920-404 1273">
            <text:p/>
          </draw:connector>
          <draw:connector draw:style-name="gr11" draw:text-style-name="P6" draw:layer="layout" draw:type="line" svg:x1="17.502cm" svg:y1="14.92cm" svg:x2="19.139cm" svg:y2="16.161cm" draw:start-shape="id4" draw:start-glue-point="2" draw:end-shape="id6" draw:end-glue-point="0" svg:d="m17502 14920 1637 1241">
            <text:p/>
          </draw:connector>
          <draw:connector draw:style-name="gr11" draw:text-style-name="P6" draw:layer="layout" draw:type="line" svg:x1="25.617cm" svg:y1="14.907cm" svg:x2="24.709cm" svg:y2="16.144cm" draw:start-shape="id7" draw:start-glue-point="2" draw:end-shape="id8" draw:end-glue-point="0" svg:d="m25617 14907-908 1237">
            <text:p/>
          </draw:connector>
          <draw:connector draw:style-name="gr11" draw:text-style-name="P6" draw:layer="layout" draw:type="line" svg:x1="25.617cm" svg:y1="14.907cm" svg:x2="26.963cm" svg:y2="16.144cm" draw:start-shape="id7" draw:start-glue-point="2" draw:end-shape="id9" draw:end-glue-point="0" svg:d="m25617 14907 1346 1237">
            <text:p/>
          </draw:connector>
          <draw:connector draw:style-name="gr11" draw:text-style-name="P6" draw:layer="layout" draw:type="line" svg:x1="4.096cm" svg:y1="14.92cm" svg:x2="2.096cm" svg:y2="16.161cm" draw:start-shape="id10" draw:start-glue-point="2" draw:end-shape="id11" draw:end-glue-point="0" svg:d="m4096 14920-2000 1241">
            <text:p/>
          </draw:connector>
          <draw:connector draw:style-name="gr11" draw:text-style-name="P6" draw:layer="layout" draw:type="line" svg:x1="4.096cm" svg:y1="14.92cm" svg:x2="4.209cm" svg:y2="16.161cm" draw:start-shape="id10" draw:start-glue-point="2" draw:end-shape="id12" draw:end-glue-point="0" svg:d="m4096 14920 113 1241">
            <text:p/>
          </draw:connector>
          <draw:connector draw:style-name="gr11" draw:text-style-name="P6" draw:layer="layout" draw:type="line" svg:x1="6.573cm" svg:y1="14.907cm" svg:x2="5.758cm" svg:y2="16.161cm" draw:start-shape="id13" draw:start-glue-point="2" draw:end-shape="id14" draw:end-glue-point="0" svg:d="m6573 14907-815 1254">
            <text:p/>
          </draw:connector>
          <draw:connector draw:style-name="gr11" draw:text-style-name="P6" draw:layer="layout" draw:type="line" svg:x1="6.573cm" svg:y1="14.907cm" svg:x2="8.012cm" svg:y2="16.161cm" draw:start-shape="id13" draw:start-glue-point="2" draw:end-shape="id15" draw:end-glue-point="0" svg:d="m6573 14907 1439 1254">
            <text:p/>
          </draw:connector>
          <draw:connector draw:style-name="gr12" draw:text-style-name="P6" draw:layer="layout" draw:type="line" svg:x1="16.214cm" svg:y1="7.679cm" svg:x2="16.195cm" svg:y2="6.7cm" draw:start-shape="id16" draw:start-glue-point="0" draw:end-shape="id17" draw:end-glue-point="2" svg:d="m16214 7679-19-97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19cm" draw:distance="0.019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ue Chakode</meta:initial-creator>
    <meta:creation-date>2010-12-26T18:18:48</meta:creation-date>
    <dc:date>2012-06-28T20:07:14</dc:date>
    <meta:editing-duration>PT2H22M7S</meta:editing-duration>
    <meta:editing-cycles>23</meta:editing-cycles>
    <meta:generator>LibreOffice/3.4$Unix LibreOffice_project/340m1$Build-1505</meta:generator>
    <meta:document-statistic meta:object-count="109"/>
  </office:meta>
</office:document-meta>
</file>